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8c88" officeooo:paragraph-rsid="00138c88"/>
    </style:style>
    <style:style style:name="P2" style:family="paragraph" style:parent-style-name="Standard">
      <style:text-properties officeooo:rsid="0014ee9e" officeooo:paragraph-rsid="0014ee9e"/>
    </style:style>
    <style:style style:name="P3" style:family="paragraph" style:parent-style-name="Standard">
      <style:text-properties officeooo:rsid="0015cc08" officeooo:paragraph-rsid="0015cc08"/>
    </style:style>
    <style:style style:name="P4" style:family="paragraph" style:parent-style-name="Standard">
      <style:text-properties officeooo:paragraph-rsid="0019db14"/>
    </style:style>
    <style:style style:name="P5" style:family="paragraph" style:parent-style-name="Standard">
      <style:text-properties officeooo:rsid="0019db14" officeooo:paragraph-rsid="0019db14"/>
    </style:style>
    <style:style style:name="P6" style:family="paragraph" style:parent-style-name="Standard">
      <style:text-properties officeooo:rsid="001cd215" officeooo:paragraph-rsid="001cd215"/>
    </style:style>
    <style:style style:name="P7" style:family="paragraph" style:parent-style-name="Standard">
      <style:text-properties officeooo:rsid="001d0a1c" officeooo:paragraph-rsid="001d0a1c"/>
    </style:style>
    <style:style style:name="P8" style:family="paragraph" style:parent-style-name="Standard">
      <style:text-properties officeooo:rsid="001ef961" officeooo:paragraph-rsid="001ef961"/>
    </style:style>
    <style:style style:name="P9" style:family="paragraph" style:parent-style-name="Standard">
      <style:text-properties fo:font-weight="bold" officeooo:rsid="001ef961" officeooo:paragraph-rsid="001ef961" style:font-weight-asian="bold" style:font-weight-complex="bold"/>
    </style:style>
    <style:style style:name="P10" style:family="paragraph" style:parent-style-name="Standard">
      <style:text-properties fo:font-style="italic" fo:font-weight="normal" officeooo:rsid="001ef961" officeooo:paragraph-rsid="001ef961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21e565" officeooo:paragraph-rsid="0021e565"/>
    </style:style>
    <style:style style:name="P12" style:family="paragraph" style:parent-style-name="Standard">
      <style:text-properties officeooo:rsid="00227efe" officeooo:paragraph-rsid="00227efe"/>
    </style:style>
    <style:style style:name="P13" style:family="paragraph" style:parent-style-name="Standard">
      <style:text-properties officeooo:rsid="0023b4e1" officeooo:paragraph-rsid="0023b4e1"/>
    </style:style>
    <style:style style:name="P14" style:family="paragraph" style:parent-style-name="Standard">
      <style:text-properties officeooo:rsid="0025a752" officeooo:paragraph-rsid="0025a752"/>
    </style:style>
    <style:style style:name="P15" style:family="paragraph" style:parent-style-name="Standard">
      <style:text-properties officeooo:rsid="0025bb6a" officeooo:paragraph-rsid="0025bb6a"/>
    </style:style>
    <style:style style:name="P16" style:family="paragraph" style:parent-style-name="Standard">
      <style:text-properties officeooo:rsid="00278fcc" officeooo:paragraph-rsid="00278fcc"/>
    </style:style>
    <style:style style:name="P17" style:family="paragraph" style:parent-style-name="Standard">
      <style:text-properties officeooo:rsid="0028b0fc" officeooo:paragraph-rsid="0028b0fc"/>
    </style:style>
    <style:style style:name="P18" style:family="paragraph" style:parent-style-name="Standard">
      <style:text-properties officeooo:rsid="0029e6f4" officeooo:paragraph-rsid="0029e6f4"/>
    </style:style>
    <style:style style:name="P19" style:family="paragraph" style:parent-style-name="Standard">
      <style:text-properties officeooo:rsid="002bd7f6" officeooo:paragraph-rsid="002bd7f6"/>
    </style:style>
    <style:style style:name="P20" style:family="paragraph" style:parent-style-name="Standard">
      <style:text-properties officeooo:rsid="002c659d" officeooo:paragraph-rsid="002c659d"/>
    </style:style>
    <style:style style:name="P21" style:family="paragraph" style:parent-style-name="Standard">
      <style:text-properties officeooo:rsid="002d9f86" officeooo:paragraph-rsid="002d9f86"/>
    </style:style>
    <style:style style:name="P22" style:family="paragraph" style:parent-style-name="Standard">
      <style:text-properties officeooo:rsid="002dae7f" officeooo:paragraph-rsid="002dae7f"/>
    </style:style>
    <style:style style:name="P23" style:family="paragraph" style:parent-style-name="Standard">
      <style:text-properties officeooo:rsid="002ec021" officeooo:paragraph-rsid="002ec021"/>
    </style:style>
    <style:style style:name="P24" style:family="paragraph" style:parent-style-name="Standard">
      <style:text-properties fo:color="#800000" fo:font-size="14pt" officeooo:rsid="002fd54d" officeooo:paragraph-rsid="002fd54d" style:font-size-asian="14pt" style:font-size-complex="14pt"/>
    </style:style>
    <style:style style:name="P25" style:family="paragraph" style:parent-style-name="Standard">
      <style:text-properties style:use-window-font-color="true" fo:font-size="14pt" officeooo:rsid="0031679c" officeooo:paragraph-rsid="0031679c" style:font-size-asian="14pt" style:font-size-complex="14pt"/>
    </style:style>
    <style:style style:name="P26" style:family="paragraph" style:parent-style-name="Standard">
      <style:text-properties style:use-window-font-color="true" fo:font-size="14pt" officeooo:rsid="00302a12" officeooo:paragraph-rsid="00302a12" style:font-size-asian="14pt" style:font-size-complex="14pt"/>
    </style:style>
    <style:style style:name="P27" style:family="paragraph" style:parent-style-name="Standard">
      <style:text-properties style:use-window-font-color="true" fo:font-size="12pt" officeooo:rsid="002fd54d" officeooo:paragraph-rsid="002fd54d" style:font-size-asian="10.5pt" style:font-size-complex="12pt"/>
    </style:style>
    <style:style style:name="P28" style:family="paragraph" style:parent-style-name="Standard">
      <style:text-properties style:use-window-font-color="true" fo:font-size="12pt" officeooo:rsid="00302a12" officeooo:paragraph-rsid="00302a12" style:font-size-asian="10.5pt" style:font-size-complex="12pt"/>
    </style:style>
    <style:style style:name="P29" style:family="paragraph" style:parent-style-name="Standard">
      <style:text-properties style:use-window-font-color="true" fo:font-size="12pt" officeooo:rsid="0031679c" officeooo:paragraph-rsid="0031679c" style:font-size-asian="10.5pt" style:font-size-complex="12pt"/>
    </style:style>
    <style:style style:name="P30" style:family="paragraph" style:parent-style-name="Standard">
      <style:text-properties style:use-window-font-color="true" fo:font-size="12pt" officeooo:rsid="0032b684" officeooo:paragraph-rsid="0032b684" style:font-size-asian="10.5pt" style:font-size-complex="12pt"/>
    </style:style>
    <style:style style:name="P31" style:family="paragraph" style:parent-style-name="Standard">
      <style:text-properties style:use-window-font-color="true" fo:font-size="12pt" officeooo:rsid="0035b135" officeooo:paragraph-rsid="0035b135" style:font-size-asian="10.5pt" style:font-size-complex="12pt"/>
    </style:style>
    <style:style style:name="P32" style:family="paragraph" style:parent-style-name="Standard">
      <style:text-properties style:use-window-font-color="true" fo:font-size="12pt" officeooo:rsid="00361743" officeooo:paragraph-rsid="00361743" style:font-size-asian="10.5pt" style:font-size-complex="12pt"/>
    </style:style>
    <style:style style:name="P33" style:family="paragraph" style:parent-style-name="Standard">
      <style:text-properties style:use-window-font-color="true" fo:font-size="12pt" officeooo:rsid="0036c96f" officeooo:paragraph-rsid="0036c96f" style:font-size-asian="10.5pt" style:font-size-complex="12pt"/>
    </style:style>
    <style:style style:name="P34" style:family="paragraph" style:parent-style-name="Standard">
      <style:text-properties style:use-window-font-color="true" fo:font-size="12pt" officeooo:rsid="00387ca6" officeooo:paragraph-rsid="00387ca6" style:font-size-asian="10.5pt" style:font-size-complex="12pt"/>
    </style:style>
    <style:style style:name="P35" style:family="paragraph" style:parent-style-name="Standard">
      <style:text-properties style:use-window-font-color="true" fo:font-size="12pt" officeooo:rsid="0038c658" officeooo:paragraph-rsid="0038c658" style:font-size-asian="10.5pt" style:font-size-complex="12pt"/>
    </style:style>
    <style:style style:name="P36" style:family="paragraph" style:parent-style-name="Standard">
      <style:text-properties style:use-window-font-color="true" fo:font-size="12pt" officeooo:rsid="0038e1cb" officeooo:paragraph-rsid="0038e1cb" style:font-size-asian="10.5pt" style:font-size-complex="12pt"/>
    </style:style>
    <style:style style:name="P37" style:family="paragraph" style:parent-style-name="Standard">
      <style:text-properties style:use-window-font-color="true" fo:font-size="12pt" officeooo:rsid="003a3448" officeooo:paragraph-rsid="003a3448" style:font-size-asian="10.5pt" style:font-size-complex="12pt"/>
    </style:style>
    <style:style style:name="P38" style:family="paragraph" style:parent-style-name="Standard">
      <style:text-properties style:use-window-font-color="true" fo:font-size="12pt" officeooo:rsid="003bd911" officeooo:paragraph-rsid="003bd911" style:font-size-asian="10.5pt" style:font-size-complex="12pt"/>
    </style:style>
    <style:style style:name="P39" style:family="paragraph" style:parent-style-name="Standard">
      <style:text-properties style:use-window-font-color="true" fo:font-size="12pt" officeooo:rsid="003cd7bf" officeooo:paragraph-rsid="003cd7bf" style:font-size-asian="10.5pt" style:font-size-complex="12pt"/>
    </style:style>
    <style:style style:name="P40" style:family="paragraph" style:parent-style-name="Standard">
      <style:text-properties style:use-window-font-color="true" fo:font-size="12pt" officeooo:rsid="003ff257" officeooo:paragraph-rsid="003ff257" style:font-size-asian="10.5pt" style:font-size-complex="12pt"/>
    </style:style>
    <style:style style:name="P41" style:family="paragraph" style:parent-style-name="Standard">
      <style:text-properties style:use-window-font-color="true" fo:font-size="12pt" officeooo:rsid="004021cb" officeooo:paragraph-rsid="004021cb" style:font-size-asian="10.5pt" style:font-size-complex="12pt"/>
    </style:style>
    <style:style style:name="P42" style:family="paragraph" style:parent-style-name="Standard">
      <style:text-properties style:use-window-font-color="true" fo:font-size="12pt" style:text-underline-style="solid" style:text-underline-width="auto" style:text-underline-color="font-color" officeooo:rsid="00302a12" officeooo:paragraph-rsid="00302a12" style:font-size-asian="10.5pt" style:font-size-complex="12pt"/>
    </style:style>
    <style:style style:name="P43" style:family="paragraph" style:parent-style-name="Standard">
      <style:text-properties style:use-window-font-color="true" fo:font-size="12pt" style:text-underline-style="solid" style:text-underline-width="auto" style:text-underline-color="font-color" officeooo:rsid="0041234c" officeooo:paragraph-rsid="0041234c" style:font-size-asian="10.5pt" style:font-size-complex="12pt"/>
    </style:style>
    <style:style style:name="P44" style:family="paragraph" style:parent-style-name="Standard">
      <style:text-properties style:use-window-font-color="true" fo:font-size="12pt" officeooo:rsid="003bd911" officeooo:paragraph-rsid="003bd911" fo:background-color="#ffff00" style:font-size-asian="10.5pt" style:font-size-complex="12pt"/>
    </style:style>
    <style:style style:name="P45" style:family="paragraph" style:parent-style-name="Standard">
      <style:text-properties style:use-window-font-color="true" fo:font-size="12pt" officeooo:rsid="003ff257" officeooo:paragraph-rsid="003ff257" fo:background-color="#ffff00" style:font-size-asian="10.5pt" style:font-size-complex="12pt"/>
    </style:style>
    <style:style style:name="P46" style:family="paragraph" style:parent-style-name="Standard">
      <style:text-properties style:use-window-font-color="true" fo:font-size="12pt" style:text-underline-style="none" officeooo:rsid="004021cb" officeooo:paragraph-rsid="004021cb" style:font-size-asian="10.5pt" style:font-size-complex="12pt"/>
    </style:style>
    <style:style style:name="P47" style:family="paragraph" style:parent-style-name="Standard">
      <style:text-properties style:use-window-font-color="true" fo:font-size="12pt" style:text-underline-style="none" officeooo:rsid="0041234c" officeooo:paragraph-rsid="0041234c" style:font-size-asian="10.5pt" style:font-size-complex="12pt"/>
    </style:style>
    <style:style style:name="P48" style:family="paragraph" style:parent-style-name="Standard">
      <style:text-properties style:use-window-font-color="true" fo:font-size="12pt" style:text-underline-style="none" officeooo:rsid="00421130" officeooo:paragraph-rsid="00421130" style:font-size-asian="10.5pt" style:font-size-complex="12pt"/>
    </style:style>
    <style:style style:name="P49" style:family="paragraph" style:parent-style-name="Standard">
      <style:text-properties style:use-window-font-color="true" fo:font-size="12pt" style:text-underline-style="none" officeooo:rsid="0041b91d" officeooo:paragraph-rsid="0041b91d" style:font-size-asian="10.5pt" style:font-size-complex="12pt"/>
    </style:style>
    <style:style style:name="P50" style:family="paragraph" style:parent-style-name="Standard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1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P52" style:family="paragraph" style:parent-style-name="Standard" style:list-style-name="L1">
      <style:text-properties officeooo:rsid="001ef961" officeooo:paragraph-rsid="001ef961"/>
    </style:style>
    <style:style style:name="P53" style:family="paragraph" style:parent-style-name="Standard" style:list-style-name="L2">
      <style:text-properties style:use-window-font-color="true" fo:font-size="12pt" style:text-underline-style="none" officeooo:rsid="00446441" officeooo:paragraph-rsid="00446441" style:font-size-asian="10.5pt" style:font-size-complex="12pt"/>
    </style:style>
    <style:style style:name="P54" style:family="paragraph" style:parent-style-name="Standard">
      <style:text-properties style:use-window-font-color="true" fo:font-size="12pt" style:text-underline-style="none" officeooo:rsid="0044c168" officeooo:paragraph-rsid="0044c168" style:font-size-asian="10.5pt" style:font-size-complex="12pt"/>
    </style:style>
    <style:style style:name="P55" style:family="paragraph" style:parent-style-name="Standard">
      <style:text-properties style:use-window-font-color="true" fo:font-size="12pt" style:text-underline-style="none" officeooo:rsid="0045dc11" officeooo:paragraph-rsid="0045dc11" style:font-size-asian="10.5pt" style:font-size-complex="12pt"/>
    </style:style>
    <style:style style:name="P56" style:family="paragraph" style:parent-style-name="Standard">
      <style:text-properties style:use-window-font-color="true" fo:font-size="12pt" style:text-underline-style="none" officeooo:rsid="0046b056" officeooo:paragraph-rsid="0046b056" style:font-size-asian="10.5pt" style:font-size-complex="12pt"/>
    </style:style>
    <style:style style:name="P57" style:family="paragraph" style:parent-style-name="Standard">
      <style:text-properties style:use-window-font-color="true" fo:font-size="12pt" style:text-underline-style="none" officeooo:rsid="00478396" officeooo:paragraph-rsid="00478396" style:font-size-asian="10.5pt" style:font-size-complex="12pt"/>
    </style:style>
    <style:style style:name="P58" style:family="paragraph" style:parent-style-name="Standard">
      <style:text-properties style:use-window-font-color="true" fo:font-size="12pt" style:text-underline-style="none" officeooo:rsid="00487019" officeooo:paragraph-rsid="00487019" style:font-size-asian="10.5pt" style:font-size-complex="12pt"/>
    </style:style>
    <style:style style:name="P59" style:family="paragraph" style:parent-style-name="Standard">
      <style:text-properties style:use-window-font-color="true" fo:font-size="12pt" style:text-underline-style="none" officeooo:rsid="004a0228" officeooo:paragraph-rsid="004a0228" style:font-size-asian="10.5pt" style:font-size-complex="12pt"/>
    </style:style>
    <style:style style:name="P60" style:family="paragraph" style:parent-style-name="Standard">
      <style:text-properties style:use-window-font-color="true" fo:font-size="12pt" style:text-underline-style="none" officeooo:rsid="004bd89e" officeooo:paragraph-rsid="004bd89e" style:font-size-asian="10.5pt" style:font-size-complex="12pt"/>
    </style:style>
    <style:style style:name="P61" style:family="paragraph" style:parent-style-name="Standard">
      <style:text-properties style:use-window-font-color="true" fo:font-size="15pt" style:text-underline-style="none" fo:font-weight="bold" officeooo:rsid="0045dc11" officeooo:paragraph-rsid="0045dc11" style:font-size-asian="15pt" style:font-weight-asian="bold" style:font-size-complex="15pt" style:font-weight-complex="bold"/>
    </style:style>
    <style:style style:name="P62" style:family="paragraph" style:parent-style-name="Standard">
      <style:text-properties style:use-window-font-color="true" fo:font-size="15pt" style:text-underline-style="none" fo:font-weight="normal" officeooo:rsid="0056b497" officeooo:paragraph-rsid="0056b497" style:font-size-asian="15pt" style:font-weight-asian="normal" style:font-size-complex="15pt" style:font-weight-complex="normal"/>
    </style:style>
    <style:style style:name="P63" style:family="paragraph" style:parent-style-name="Standard">
      <style:text-properties style:use-window-font-color="true" fo:font-size="14pt" style:text-underline-style="solid" style:text-underline-width="auto" style:text-underline-color="font-color" officeooo:rsid="004bd89e" officeooo:paragraph-rsid="004bd89e" style:font-size-asian="14pt" style:font-size-complex="14pt"/>
    </style:style>
    <style:style style:name="P64" style:family="paragraph" style:parent-style-name="Standard">
      <style:text-properties style:use-window-font-color="true" fo:font-size="13pt" style:text-underline-style="none" officeooo:rsid="004dbcaf" officeooo:paragraph-rsid="004dbcaf" style:font-size-asian="11.3500003814697pt" style:font-size-complex="13pt"/>
    </style:style>
    <style:style style:name="P65" style:family="paragraph" style:parent-style-name="Standard">
      <style:text-properties style:use-window-font-color="true" fo:font-size="13pt" style:text-underline-style="none" officeooo:rsid="0052eb88" officeooo:paragraph-rsid="0052eb88" style:font-size-asian="11.3500003814697pt" style:font-size-complex="13pt"/>
    </style:style>
    <style:style style:name="P66" style:family="paragraph" style:parent-style-name="Standard">
      <style:text-properties style:use-window-font-color="true" fo:font-size="13pt" style:text-underline-style="none" officeooo:rsid="005382ce" officeooo:paragraph-rsid="005382ce" style:font-size-asian="11.3500003814697pt" style:font-size-complex="13pt"/>
    </style:style>
    <style:style style:name="P67" style:family="paragraph" style:parent-style-name="Standard">
      <style:text-properties style:use-window-font-color="true" fo:font-size="13pt" style:text-underline-style="none" officeooo:rsid="0054c31b" officeooo:paragraph-rsid="0054c31b" style:font-size-asian="11.3500003814697pt" style:font-size-complex="13pt"/>
    </style:style>
    <style:style style:name="P68" style:family="paragraph" style:parent-style-name="Standard">
      <style:text-properties style:use-window-font-color="true" fo:font-size="13pt" style:text-underline-style="none" officeooo:rsid="00558823" officeooo:paragraph-rsid="00558823" style:font-size-asian="11.3500003814697pt" style:font-size-complex="13pt"/>
    </style:style>
    <style:style style:name="P69" style:family="paragraph" style:parent-style-name="Standard">
      <style:text-properties style:use-window-font-color="true" fo:font-size="13pt" style:text-underline-style="none" officeooo:rsid="0057c4f7" officeooo:paragraph-rsid="0057c4f7" style:font-size-asian="11.3500003814697pt" style:font-size-complex="13pt"/>
    </style:style>
    <style:style style:name="P70" style:family="paragraph" style:parent-style-name="Standard">
      <style:text-properties style:use-window-font-color="true" fo:font-size="13pt" style:text-underline-style="none" fo:font-weight="bold" officeooo:rsid="004dbcaf" officeooo:paragraph-rsid="004dbcaf" style:font-size-asian="11.3500003814697pt" style:font-weight-asian="bold" style:font-size-complex="13pt" style:font-weight-complex="bold"/>
    </style:style>
    <style:style style:name="P71" style:family="paragraph" style:parent-style-name="Standard">
      <style:text-properties style:use-window-font-color="true" fo:font-size="13pt" style:text-underline-style="none" fo:font-weight="normal" officeooo:rsid="004dbcaf" officeooo:paragraph-rsid="004dbcaf" style:font-size-asian="11.3500003814697pt" style:font-weight-asian="normal" style:font-size-complex="13pt" style:font-weight-complex="normal"/>
    </style:style>
    <style:style style:name="P72" style:family="paragraph" style:parent-style-name="Standard">
      <style:text-properties style:use-window-font-color="true" fo:font-size="13pt" style:text-underline-style="none" fo:font-weight="normal" officeooo:rsid="004f7636" officeooo:paragraph-rsid="004f7636" style:font-size-asian="11.3500003814697pt" style:font-weight-asian="normal" style:font-size-complex="13pt" style:font-weight-complex="normal"/>
    </style:style>
    <style:style style:name="T1" style:family="text">
      <style:text-properties officeooo:rsid="001657ac"/>
    </style:style>
    <style:style style:name="T2" style:family="text">
      <style:text-properties officeooo:rsid="0019db14"/>
    </style:style>
    <style:style style:name="T3" style:family="text">
      <style:text-properties officeooo:rsid="001cd215"/>
    </style:style>
    <style:style style:name="T4" style:family="text">
      <style:text-properties officeooo:rsid="00227efe"/>
    </style:style>
    <style:style style:name="T5" style:family="text">
      <style:text-properties officeooo:rsid="002c281b"/>
    </style:style>
    <style:style style:name="T6" style:family="text">
      <style:text-properties officeooo:rsid="002ea82d"/>
    </style:style>
    <style:style style:name="T7" style:family="text">
      <style:text-properties officeooo:rsid="002f4731"/>
    </style:style>
    <style:style style:name="T8" style:family="text">
      <style:text-properties officeooo:rsid="0038e1cb"/>
    </style:style>
    <style:style style:name="T9" style:family="text">
      <style:text-properties officeooo:rsid="003cd7b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059a8"/>
    </style:style>
    <style:style style:name="T12" style:family="text">
      <style:text-properties style:text-underline-style="none" officeooo:rsid="004059a8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officeooo:rsid="00478396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4bd89e"/>
    </style:style>
    <style:style style:name="T17" style:family="text">
      <style:text-properties officeooo:rsid="00558823"/>
    </style:style>
    <style:style style:name="T18" style:family="text">
      <style:text-properties officeooo:rsid="0056b49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4/12/2018</text:p>
      <text:p text:style-name="P1">Programmazione Java</text:p>
      <text:p text:style-name="P2">Domenici </text:p>
      <text:p text:style-name="P2"/>
      <text:p text:style-name="P2">JAVA</text:p>
      <text:p text:style-name="P2"/>
      <text:p text:style-name="P2">Nato 20 anni fa dal C</text:p>
      <text:p text:style-name="P2"/>
      <text:p text:style-name="P3">GITHUB portale in cui previa registrazione posso pubblicare software che ho scritto, gratis posso <text:tab/>pubblicare tutto il sof<text:span text:style-name="T3">t</text:span>ware che voglio ma deve essere pubblico, guardabile ma non <text:tab/>modificabile, <text:span text:style-name="T1">se non hai i permessi</text:span>.</text:p>
      <text:p text:style-name="P3"><text:tab/>Pagando posso pubblicare in modo privato, stabilisco chi può vedere il software</text:p>
      <text:p text:style-name="P3"/>
      <text:p text:style-name="P5">GIT Programma free che controlla le versioni del tuo programma e ne tiene copia in locale e sul tuo utente gitub</text:p>
      <text:p text:style-name="P4"/>
      <text:p text:style-name="P4">Mio utente GITHUB Clo<text:span text:style-name="T2">74 clo74appNew </text:span><text:a xlink:type="simple" xlink:href="mailto:cittadini_claudia@libero" text:style-name="Internet_20_link" text:visited-style-name="Visited_20_Internet_20_Link"><text:span text:style-name="T2">cittadini_claudia@libero</text:span></text:a><text:span text:style-name="T2">,it</text:span></text:p>
      <text:p text:style-name="P4"/>
      <text:p text:style-name="P5">da netbeans pul destro sul progetto GIT → Inizialaized GIT rep..</text:p>
      <text:p text:style-name="P5">dopo faccio sempre da GIT → Commit</text:p>
      <text:p text:style-name="P6">con GIT → Push lo metto su GITHUB</text:p>
      <text:p text:style-name="P6"/>
      <text:p text:style-name="P7">posso fare tutto da GIT salvando su GITHUB qualsiasi cartella </text:p>
      <text:p text:style-name="P7">devo fare il commit da git e non da netbin</text:p>
      <text:p text:style-name="P7"><text:s/></text:p>
      <text:p text:style-name="P9">comandi GIT PER mettere una cartella su GITHUB</text:p>
      <text:p text:style-name="P10">Devo posizionarmi da GIT sulla cartella che voglio salvare</text:p>
      <text:p text:style-name="P8"/>
      <text:list xml:id="list5003322501917073279" text:style-name="L1">
        <text:list-item>
          <text:p text:style-name="P52">git init</text:p>
          <text:p text:style-name="P52"/>
        </text:list-item>
        <text:list-item>
          <text:p text:style-name="P52">git add -A &amp;&amp; git commit -m "Your Message"</text:p>
          <text:p text:style-name="P52"/>
        </text:list-item>
        <text:list-item>
          <text:p text:style-name="P52">git remote add origin git@remote.example.com:projects/app1.git</text:p>
          <text:p text:style-name="P52"/>
        </text:list-item>
        <text:list-item>
          <text:p text:style-name="P52">git push origin master</text:p>
        </text:list-item>
      </text:list>
      <text:p text:style-name="P8"/>
      <text:p text:style-name="P11">07/01/2019</text:p>
      <text:p text:style-name="P11"/>
      <text:p text:style-name="P11"><text:span text:style-name="T4">M</text:span>okabyte <text:span text:style-name="T4">Tutor per Java.</text:span></text:p>
      <text:p text:style-name="P12">Html.it sito tutorial vari </text:p>
      <text:p text:style-name="P11"/>
      <text:p text:style-name="P12">Su Oracle.com tutorial di Java in inglese (ufficiale)</text:p>
      <text:p text:style-name="P12"/>
      <text:p text:style-name="P12">Java diverse piattaforme, Java SE Standard Edition, ha strumenti per applicazioni su PC</text:p>
      <text:p text:style-name="P12">Java Embedded insieme di strumenti per usare java su macchinari con poca potenza di calcolo, suprattuto elettronica</text:p>
      <text:p text:style-name="P12">Java Enterprise Edition Java EE per applicazioni distribuite, per esempio per internet, architettura più complessa, con parti sparse su server sulla rete.</text:p>
      <text:p text:style-name="P12"/>
      <text:p text:style-name="P12">Nel corso si fa Java SE e EE</text:p>
      <text:p text:style-name="P12"/>
      <text:p text:style-name="P13">Un programma Java per girare ha bisogno della Virtual Machine JVM</text:p>
      <text:p text:style-name="P13"><text:soft-page-break/>dato che Java è interpretato per poter girare su tutti i Sistemi Operativi ha bisogno dell’interprete (la virtual machina)</text:p>
      <text:p text:style-name="P13"/>
      <text:p text:style-name="P13">(CLR è la virtual machine della microsoft per Vbnet fatta solo per windows, ora per Linux è stata creata MOMO)</text:p>
      <text:p text:style-name="P13"/>
      <text:p text:style-name="P14">JDK è versione per sviluppatori</text:p>
      <text:p text:style-name="P14">JRE è versione per distribuire</text:p>
      <text:p text:style-name="P14"/>
      <text:p text:style-name="P14">da linux da propt comandi scrivo java -version lui mi dice che versione ho di java</text:p>
      <text:p text:style-name="P14"/>
      <text:p text:style-name="P15">NetBeans posso indicargli quale macchina virtuale usare da Tools / Java platforms, da lì posso aggiunge altri JDK in versioni diverse</text:p>
      <text:p text:style-name="P15"/>
      <text:p text:style-name="P15">Il compilatore di JAVA si chiama JAVAC</text:p>
      <text:p text:style-name="P15"/>
      <text:p text:style-name="P15">qualsiasi file di testo con estensione .Java viene interpretato da JavaC</text:p>
      <text:p text:style-name="P15"/>
      <text:p text:style-name="P16">su Debian ho gedit (equivalente di notepad)</text:p>
      <text:p text:style-name="P17">da prompt editor nano nome.java</text:p>
      <text:p text:style-name="P16"/>
      <text:p text:style-name="P17">con Java devo richiamare il compilatore JAVAC che mi trasforma il file .class</text:p>
      <text:p text:style-name="P17"/>
      <text:p text:style-name="P17">comandi da PROMPT:</text:p>
      <text:p text:style-name="P17">javac nomefile.java</text:p>
      <text:p text:style-name="P17">crea nomefile.class (scritto in bycode linguaggio intermedio interpretato dalla virtual machine)</text:p>
      <text:p text:style-name="P18">una volta compilato lancio l’interprete</text:p>
      <text:p text:style-name="P18">Java nomecartella.nomefile</text:p>
      <text:p text:style-name="P18"/>
      <text:p text:style-name="P18"/>
      <text:p text:style-name="P19">Browser visualizza pagine in HTML, le parti di programma in javascript, php … sono eseguite dal server remoto e restituite</text:p>
      <text:p text:style-name="P19"/>
      <text:p text:style-name="P19">HTML non è un linguaggio di programmazione ma un linguaggio a Tag, <text:span text:style-name="T5">linguaggio di markup di documenti</text:span>, è il formato standard con cui scambiare testi su internet, il browser serve a scambiarsi</text:p>
      <text:p text:style-name="P19"/>
      <text:p text:style-name="P20">(in jtml comando su html è &lt;a href=”indirizzo”&gt;link a documento &lt;/a&gt;</text:p>
      <text:p text:style-name="P20"/>
      <text:p text:style-name="P21">TECNOLOGIA CLIENT SERVER</text:p>
      <text:p text:style-name="P21"/>
      <text:p text:style-name="P21">Client: Browser installato su pc, smartphone.. (firefox chrome ...)</text:p>
      <text:p text:style-name="P21">Server: Macchina situata da qualche parte con il web-server (software tipo Apache Nginx …)</text:p>
      <text:p text:style-name="P21">ogni sito registrato su un sito gli viene associato un indirizzo ip 40.335.… <text:s/>a cui viene associato un nome <text:a xlink:type="simple" xlink:href="http://www.pippo.it/" text:style-name="Internet_20_link" text:visited-style-name="Visited_20_Internet_20_Link">www.pippo.it</text:a> <text:span text:style-name="T6">l’associazione viene fatta dal servizio DNS</text:span></text:p>
      <text:p text:style-name="P21"/>
      <text:p text:style-name="P22">I programmi sul web-server sono spesso scritti in Java oppure in PHP, che restituiscono pagine HTML al browser.</text:p>
      <text:p text:style-name="P22">Sul client ho HTML e Javascript</text:p>
      <text:p text:style-name="P22"/>
      <text:p text:style-name="P23">WEBAPI : Strumenti che permettono a JavaScript di i<text:span text:style-name="T7">n</text:span>teragire con il web (DOM)</text:p>
      <text:p text:style-name="P23"/>
      <text:p text:style-name="P23"/>
      <text:p text:style-name="P24"><text:soft-page-break/>JAVA</text:p>
      <text:p text:style-name="P24"/>
      <text:p text:style-name="P27">Funziona a cartelle, bisogna dichiarare il package in testa cioè l’albero di cartelle in cui è contenuto a partire dalla cartella src del progetto. (normalmente si scrive il sito per cui si fa il programma al contrario es. it.nomeditta.nomecartella</text:p>
      <text:p text:style-name="P27"/>
      <text:p text:style-name="P27">ogni file (classe) deve chiamarsi come il package che la contiene cioè la cartella. Ogni package può contenere solo una classe pubblica </text:p>
      <text:p text:style-name="P27"/>
      <text:p text:style-name="P26">TIPI DI VARIABILI</text:p>
      <text:p text:style-name="P28"/>
      <text:p text:style-name="P25">Primitivi</text:p>
      <text:p text:style-name="P42">numeri</text:p>
      <text:p text:style-name="P42"/>
      <text:p text:style-name="P28">byte short int long <text:s/>interi</text:p>
      <text:p text:style-name="P28">float double con virgola</text:p>
      <text:p text:style-name="P28">boolean si no</text:p>
      <text:p text:style-name="P29">char (1 carattere)</text:p>
      <text:p text:style-name="P29"/>
      <text:p text:style-name="P29">non c’è variabile primitiva per un testo!!</text:p>
      <text:p text:style-name="P29"/>
      <text:p text:style-name="P29">devo usare una classe String</text:p>
      <text:p text:style-name="P29"/>
      <text:p text:style-name="P30">le stringhe le devo mettere sempre tra apici doppi</text:p>
      <text:p text:style-name="P30"/>
      <text:p text:style-name="P30">String pippo = “sjfks klfjl “</text:p>
      <text:p text:style-name="P30"/>
      <text:p text:style-name="P30">il carattere singolo lo raggruppo tra apici singoli</text:p>
      <text:p text:style-name="P30"/>
      <text:p text:style-name="P30">char pippo = ‘c’</text:p>
      <text:p text:style-name="P30"/>
      <text:p text:style-name="P31">le classi possono essere contenute in librerie varie che vanno dichiarate, la libreria standard di Java è Javalong che contiene es String, è l’unica che non va dichiarata.</text:p>
      <text:p text:style-name="P31"/>
      <text:p text:style-name="P32">10/01/2019 (SLIDE SULLA CLASSE)</text:p>
      <text:p text:style-name="P32"/>
      <text:p text:style-name="P32">Algoritmo: sequenza ordinata e finita di passi che producono un risultato in un tempo finito </text:p>
      <text:p text:style-name="P32"/>
      <text:p text:style-name="P33">ARRAY in Java devono essere di tipo omogeneo.</text:p>
      <text:p text:style-name="P33"/>
      <text:p text:style-name="P34">25 / 01/ 2019</text:p>
      <text:p text:style-name="P34"/>
      <text:p text:style-name="P34">le variabili primitive se faccio</text:p>
      <text:p text:style-name="P34"/>
      <text:p text:style-name="P34">int a = 10;</text:p>
      <text:p text:style-name="P34">int b = a;</text:p>
      <text:p text:style-name="P34"/>
      <text:p text:style-name="P34">DUPLICO <text:s/>la variabile perch<text:span text:style-name="T8">é</text:span> andrà in indirizzi di memoria diverse</text:p>
      <text:p text:style-name="P34"/>
      <text:p text:style-name="P34">ARRAY E OGGETTI NO </text:p>
      <text:p text:style-name="P34"/>
      <text:p text:style-name="P34"><text:soft-page-break/>viene salvato nella variabile l’indirizzo di memoria in cui è contenuta la prima occorrenza, quindi con l’assegnazione non duplico la variabile ma il puntatore!!!</text:p>
      <text:p text:style-name="P34"/>
      <text:p text:style-name="P34">modifico b viene modificato anche b</text:p>
      <text:p text:style-name="P34"/>
      <text:p text:style-name="P34">ATTENZIONE il tipo String è un oggetto</text:p>
      <text:p text:style-name="P34"/>
      <text:p text:style-name="P34">String a2 = “tss”</text:p>
      <text:p text:style-name="P34">String b2 = “tss”</text:p>
      <text:p text:style-name="P34"/>
      <text:p text:style-name="P34">se confronto le due stringhe il sistema mi dice che sono uguali ma non è sicuro</text:p>
      <text:p text:style-name="P34"/>
      <text:p text:style-name="P35">VISIBILITA’ VARIABILI (SCOPE)</text:p>
      <text:p text:style-name="P35"/>
      <text:p text:style-name="P35">Le variabili sono visibili all’interno delle graffe in cui viene dichiarata</text:p>
      <text:p text:style-name="P35">function</text:p>
      <text:p text:style-name="P35">class</text:p>
      <text:p text:style-name="P35"><text:tab/><text:span text:style-name="T8">public static String msg = “messaggio”;</text:span></text:p>
      <text:p text:style-name="P35"/>
      <text:p text:style-name="P36">se dichiaro una variabile all’interno di un ciclo for o if la variabile vive solo dentro il ciclo</text:p>
      <text:p text:style-name="P36"/>
      <text:p text:style-name="P36">es for (int i=0;i&lt;10;i++) {</text:p>
      <text:p text:style-name="P36">}</text:p>
      <text:p text:style-name="P36">da qui i non esiste !!!!</text:p>
      <text:p text:style-name="P36"/>
      <text:p text:style-name="P37">(( se sbaglio nome della classe non basta cambiare il nome, devo pulsante destro fare refactor, lui va a cambiare anche il riferimento nel file system))</text:p>
      <text:p text:style-name="P35"/>
      <text:p text:style-name="P44">FUNCTION IN JAVA</text:p>
      <text:p text:style-name="P38">non posso scrivere fuori dalle graffe delle function</text:p>
      <text:p text:style-name="P38">all’interno della classe posso dichiarare variabili e function</text:p>
      <text:p text:style-name="P38"/>
      <text:p text:style-name="P38">public static void main ()</text:p>
      <text:p text:style-name="P38"/>
      <text:p text:style-name="P38">void = non ritorna nulla altrimenti metto il tipo</text:p>
      <text:p text:style-name="P38">public (modificatore di visibilità)</text:p>
      <text:p text:style-name="P38"><text:tab/>può essere public o private se private quello scritto all’interno non è visibile all’esterno della <text:tab/>classe</text:p>
      <text:p text:style-name="P38"><text:tab/>se public posso leggerlo anche in altre classi scrivendo nomeclasse.nomevariabile;</text:p>
      <text:p text:style-name="P38"><text:tab/><text:span text:style-name="T9">può essere anche protected</text:span></text:p>
      <text:p text:style-name="P39">static: lo facciamo più avanti</text:p>
      <text:p text:style-name="P39"/>
      <text:p text:style-name="P45">PROGRAMMAZIONE AD OGGETTI</text:p>
      <text:p text:style-name="P40"/>
      <text:p text:style-name="P41">Divido la <text:span text:style-name="T10">definizione</text:span> di un oggetto con le sue caratteristiche <text:span text:style-name="T11">(istanza) </text:span>e <text:span text:style-name="T10">l’utilizzo </text:span><text:span text:style-name="T12">vado ad assegnare a una variabile un indirizzo di una zona di memoria grande da contenere tutte le caratteristiche dell’oggetto.</text:span></text:p>
      <text:p text:style-name="P46"/>
      <text:p text:style-name="P46">in Java definisco un oggetto con una Classe</text:p>
      <text:p text:style-name="P46">quindi nuova Classe </text:p>
      <text:p text:style-name="P46">es. Giacca</text:p>
      <text:p text:style-name="P46"/>
      <text:p text:style-name="P46"><text:soft-page-break/></text:p>
      <text:p text:style-name="P46"/>
      <text:p text:style-name="P46">public class Giacca {</text:p>
      <text:p text:style-name="P46"/>
      <text:p text:style-name="P46"><text:tab/>int numeroTasche;</text:p>
      <text:p text:style-name="P46"><text:tab/>boolean cappuccio;</text:p>
      <text:p text:style-name="P46"><text:tab/>boolean zipAperta;</text:p>
      <text:p text:style-name="P46"/>
      <text:p text:style-name="P46"/>
      <text:p text:style-name="P46">}</text:p>
      <text:p text:style-name="P46"/>
      <text:p text:style-name="P48">l’area di memoria in cui alloco gli oggetti si chiama Heap</text:p>
      <text:p text:style-name="P48">questo viene pulito dalla virtual machine facendo girare ogni tanto un processo Garbage Collector, che pulisce le zone di memoria che non hanno più un puntatore.</text:p>
      <text:p text:style-name="P46"/>
      <text:p text:style-name="P43">SOLO PER STRING </text:p>
      <text:p text:style-name="P47">se definisco la variabile String msg = “ciao”; String msg1 = “ciao”</text:p>
      <text:p text:style-name="P47">Il compilatore controlla tutte le variabili definite String , se sono uguali gli assegna lo stesso puntatore, quindi se le confronto sono uguali. Se gli cambio il contenuto viene cambiato il puntatore.</text:p>
      <text:p text:style-name="P47"/>
      <text:p text:style-name="P49">Se devo confrontare tipi oggetto uso la funzione .equals</text:p>
      <text:p text:style-name="P49"/>
      <text:p text:style-name="P50">TUTTE LE CLASSI hanno un metodo costruttore, se non c’è viene messo dal compilatore</text:p>
      <text:p text:style-name="P50"/>
      <text:list xml:id="list3569447771882157531" text:style-name="L2">
        <text:list-item>
          <text:p text:style-name="P53">si mette dopo le variabili</text:p>
        </text:list-item>
        <text:list-item>
          <text:p text:style-name="P53">non ha un ritorno</text:p>
        </text:list-item>
        <text:list-item>
          <text:p text:style-name="P53">ha lo stesso nome della classe</text:p>
        </text:list-item>
      </text:list>
      <text:p text:style-name="P50"/>
      <text:p text:style-name="P50">public Giacca() {</text:p>
      <text:p text:style-name="P50">}</text:p>
      <text:p text:style-name="P50"/>
      <text:p text:style-name="P50"/>
      <text:p text:style-name="P51">CLASSI STATICHE E DINAMICHE</text:p>
      <text:p text:style-name="P51"/>
      <text:p text:style-name="P51">Statiche sono le classi dove non c’è bisogno di memorizzare qualcosa</text:p>
      <text:p text:style-name="P51">Dinamiche dove devo memorizzare…</text:p>
      <text:p text:style-name="P51"/>
      <text:p text:style-name="P61">08/02/2019</text:p>
      <text:p text:style-name="P61"/>
      <text:p text:style-name="P61">OGGETTI</text:p>
      <text:p text:style-name="P55"/>
      <text:p text:style-name="P55">Definisco una variabile che fa riferimento a una area di memoria dove vengono copiate tutte le caratteristiche della definizione di un oggetto, creo una <text:span text:style-name="T13">istanza</text:span> dell’oggetto</text:p>
      <text:p text:style-name="P56">Le variabili dichiarate senza static sono variabili di istanza, perché ne viene creata una copia in memoria.</text:p>
      <text:p text:style-name="P56">Se devo salvare qualcosa uguale per tutti creo variabile <text:span text:style-name="T13">static</text:span>, in quel caso la variabile viene salvata solo nella zona di memoria della definizione dell’oggetto</text:p>
      <text:p text:style-name="P56">i metodi non statici (istanze) <text:span text:style-name="T14">possono accedere alle variabili statiche, ogni volta che cambio una variabile static la cambio a tutte le istanze dell’oggetto.</text:span></text:p>
      <text:p text:style-name="P57">Normalmente si crea un metodo statico per modificare variabili statiche</text:p>
      <text:p text:style-name="P57"><text:soft-page-break/>per chiamarlo non è necessario creare un’ istanza della classe <text:s/>ma mi riferisco direttamente alla classe.</text:p>
      <text:p text:style-name="P57"/>
      <text:p text:style-name="P58">Se creo una classe con solo funzioni statiche e non voglio che si crei una istanza creo un costruttore privato.</text:p>
      <text:p text:style-name="P58"/>
      <text:p text:style-name="P59"><text:span text:style-name="T15">Overload</text:span> di un Metodo</text:p>
      <text:p text:style-name="P59">supportare nella stessa classe metodi con nomi uguali (ma con parametri differenti possono essere diversi di tipo e/o numero <text:span text:style-name="T16">si dice firma diversa</text:span>)</text:p>
      <text:p text:style-name="P60">un metodo avrà codice gli altri si riferiranno al principale</text:p>
      <text:p text:style-name="P63">Posso avere più costruttori</text:p>
      <text:p text:style-name="P63">uno principale, gli altri si riferiscono al lui con la parola this</text:p>
      <text:p text:style-name="P63"/>
      <text:p text:style-name="P72">TIPI DATI:</text:p>
      <text:p text:style-name="P72">Enumerazioni: posso definire dei tipi dati dicendo che possono assumere solo certi valori,</text:p>
      <text:p text:style-name="P72">devo definire una public enum nomeenum { NOME, NOME2} quando una variabile voglio che assuma solo valori = nome o nome2 la definisco nomeenum</text:p>
      <text:p text:style-name="P72">Date: definisco LocalDate()</text:p>
      <text:p text:style-name="P71"/>
      <text:p text:style-name="P71"/>
      <text:p text:style-name="P70">RELAZIONI TRA OGGETTI</text:p>
      <text:p text:style-name="P64"/>
      <text:p text:style-name="P64">-EREDITARIETA’ :</text:p>
      <text:p text:style-name="P64"><text:tab/></text:p>
      <text:p text:style-name="P66">-POLIMORFISMO:</text:p>
      <text:p text:style-name="P64"><text:tab/><text:span text:style-name="T18">dichiaranto in override dei metodi posso dichiarare una variabile come padre e a seconda del tipo userà il metodo giusto</text:span></text:p>
      <text:p text:style-name="P64"/>
      <text:p text:style-name="P64">-INTERFACCIA:</text:p>
      <text:p text:style-name="P69">Per risolvere il fatto che non si possono estendere più classi (ereditarietà singola)</text:p>
      <text:p text:style-name="P69">non posso creare una istanza di una interfaccia</text:p>
      <text:p text:style-name="P69">posso dichiarare solo costantii e metodi vuoti</text:p>
      <text:p text:style-name="P69">ogni classe può implementare una o piu interfacce ricreando i metodi all’interno della classe</text:p>
      <text:p text:style-name="P64"/>
      <text:p text:style-name="P65">public enum Alimentazione {DIESEL, BENZINA}</text:p>
      <text:p text:style-name="P65"/>
      <text:p text:style-name="P67">ogni metodo del padre può essere riscritto dal figlio, anche i metodi della classe object <text:span text:style-name="T17">a meno che il metodo è dichiarato final!</text:span></text:p>
      <text:p text:style-name="P68">Devo scrivere @Override prima della dichiarazione del metodo</text:p>
      <text:p text:style-name="P68"/>
      <text:p text:style-name="P62">Posso dichiarare una variabile come tipo padre es.</text:p>
      <text:p text:style-name="P62">Veicolo v = new Moto(….);</text:p>
      <text:p text:style-name="P62">vedrò solo i metodi di veicoli ma costruisco una mo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3:08:39.336069305</meta:creation-date>
    <dc:date>2019-02-08T16:57:35.032474434</dc:date>
    <meta:editing-duration>PT10H21M59S</meta:editing-duration>
    <meta:editing-cycles>31</meta:editing-cycles>
    <meta:generator>LibreOffice/5.2.7.2$Linux_X86_64 LibreOffice_project/20m0$Build-2</meta:generator>
    <meta:document-statistic meta:table-count="0" meta:image-count="0" meta:object-count="0" meta:page-count="6" meta:paragraph-count="167" meta:word-count="1551" meta:character-count="9561" meta:non-whitespace-character-count="8156"/>
  </office:meta>
</office:document-meta>
</file>